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6ff" officeooo:paragraph-rsid="0008e6ff"/>
    </style:style>
    <style:style style:name="P2" style:family="paragraph" style:parent-style-name="Standard">
      <style:text-properties fo:font-size="12pt" officeooo:rsid="0008e6ff" officeooo:paragraph-rsid="0008e6ff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rsid="0008e6ff" officeooo:paragraph-rsid="0008e6ff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6" style:family="paragraph" style:parent-style-name="Header">
      <style:text-properties officeooo:rsid="0008e6ff" officeooo:paragraph-rsid="0008e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4">import random</text:p>
      <text:p text:style-name="P3">a={1:"r",2:"p",3:"s"}</text:p>
      <text:p text:style-name="P3">c=a[random.randint(1,3)]</text:p>
      <text:p text:style-name="P3">u=input("enter rock,paper or scissor")</text:p>
      <text:p text:style-name="P3"/>
      <text:p text:style-name="P3">if(u==c):</text:p>
      <text:p text:style-name="P3"><text:s text:c="8"/>print("tie")</text:p>
      <text:p text:style-name="P3">if(u=='s'and c=='p'or u=='p'and c=='r' or u=='s' and c=='r'):</text:p>
      <text:p text:style-name="P3"><text:s text:c="8"/>print("user wins")</text:p>
      <text:p text:style-name="P3">else:</text:p>
      <text:p text:style-name="P5"><text:s text:c="8"/>print("computer wins")</text:p>
      <text:p text:style-name="P2">OUTPUT:</text:p>
      <text:p text:style-name="P2">enter rock,paper or scissorr</text:p>
      <text:p text:style-name="P2">computer w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e6ff" officeooo:paragraph-rsid="0008e6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MING WITH PYTHON <text:s text:c="76"/>PRICILA 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10:40.167126020</meta:creation-date>
    <dc:date>2018-10-04T12:15:50.806192063</dc:date>
    <meta:editing-duration>PT5M11S</meta:editing-duration>
    <meta:editing-cycles>1</meta:editing-cycles>
    <meta:document-statistic meta:table-count="0" meta:image-count="0" meta:object-count="0" meta:page-count="1" meta:paragraph-count="15" meta:word-count="37" meta:character-count="413" meta:non-whitespace-character-count="291"/>
    <meta:generator>LibreOffice/6.0.3.2$Linux_X86_64 LibreOffice_project/00m0$Build-2</meta:generator>
  </office:meta>
</office:document-meta>
</file>